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36mm"/>
    </style:style>
    <style:style style:name="co2" style:family="table-column">
      <style:table-column-properties fo:break-before="auto" style:column-width="157.57mm"/>
    </style:style>
    <style:style style:name="co3" style:family="table-column">
      <style:table-column-properties fo:break-before="auto" style:column-width="66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4.55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14.83mm" fo:break-before="auto" style:use-optimal-row-height="true"/>
    </style:style>
    <style:style style:name="ro7" style:family="table-row">
      <style:table-row-properties style:row-height="18.66mm" fo:break-before="auto" style:use-optimal-row-height="false"/>
    </style:style>
    <style:style style:name="ro8" style:family="table-row">
      <style:table-row-properties style:row-height="19.61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17.71mm" fo:break-before="auto" style:use-optimal-row-height="false"/>
    </style:style>
    <style:style style:name="ro11" style:family="table-row">
      <style:table-row-properties style:row-height="26.07mm" fo:break-before="auto" style:use-optimal-row-height="false"/>
    </style:style>
    <style:style style:name="ro12" style:family="table-row">
      <style:table-row-properties style:row-height="50.54mm" fo:break-before="auto" style:use-optimal-row-height="false"/>
    </style:style>
    <style:style style:name="ro13" style:family="table-row">
      <style:table-row-properties style:row-height="34.04mm" fo:break-before="auto" style:use-optimal-row-height="false"/>
    </style:style>
    <style:style style:name="ro14" style:family="table-row">
      <style:table-row-properties style:row-height="34.75mm" fo:break-before="auto" style:use-optimal-row-height="false"/>
    </style:style>
    <style:style style:name="ro15" style:family="table-row">
      <style:table-row-properties style:row-height="16.85mm" fo:break-before="auto" style:use-optimal-row-height="false"/>
    </style:style>
    <style:style style:name="ro16" style:family="table-row">
      <style:table-row-properties style:row-height="8.66mm" fo:break-before="auto" style:use-optimal-row-height="true"/>
    </style:style>
    <style:style style:name="ro17" style:family="table-row">
      <style:table-row-properties style:row-height="10.21mm" fo:break-before="auto" style:use-optimal-row-height="false"/>
    </style:style>
    <style:style style:name="ro18" style:family="table-row">
      <style:table-row-properties style:row-height="5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F" fo:font-size="12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fo:wrap-option="wrap"/>
    </style:style>
    <style:style style:name="T1" style:family="text">
      <style:text-properties fo:color="#000096" style:font-name="" fo:font-size="12pt"/>
    </style:style>
    <style:style style:name="T2" style:family="text">
      <style:text-properties style:font-name="" fo:font-size="12pt" fo:color="#f5844c"/>
    </style:style>
    <style:style style:name="T3" style:family="text">
      <style:text-properties style:font-name="" fo:font-size="12pt" fo:color="#ff8040"/>
    </style:style>
    <style:style style:name="T4" style:family="text">
      <style:text-properties style:font-name="" fo:font-size="12pt" fo:color="#993300"/>
    </style:style>
    <style:style style:name="T5" style:family="text">
      <style:text-properties style:font-name="" fo:font-size="12pt" fo:color="#000096"/>
    </style:style>
    <style:style style:name="T6" style:family="text">
      <style:text-properties style:font-name="" fo:font-size="12pt" fo:color="#000000"/>
    </style:style>
    <style:style style:name="T7" style:family="text">
      <style:text-properties fo:color="#000096"/>
    </style:style>
    <style:style style:name="T8" style:family="text">
      <style:text-properties fo:color="#f5844c"/>
    </style:style>
    <style:style style:name="T9" style:family="text">
      <style:text-properties fo:color="#ff8040"/>
    </style:style>
    <style:style style:name="T10" style:family="text">
      <style:text-properties fo:color="#993300"/>
    </style:style>
    <style:style style:name="T11" style:family="text">
      <style:text-properties fo:color="#000000"/>
    </style:style>
    <style:style style:name="T12" style:family="text">
      <style:text-properties fo:color="#000000" style:font-name="" fo:font-size="12pt"/>
    </style:style>
    <style:style style:name="T13" style:family="text">
      <style:text-properties fo:font-size="12pt" fo:color="#000096" style:font-name=""/>
    </style:style>
    <style:style style:name="T14" style:family="text">
      <style:text-properties fo:font-size="12pt" fo:color="#000000" style:font-name=""/>
    </style:style>
    <style:style style:name="T15" style:family="text">
      <style:text-properties fo:font-size="12pt" style:font-name="" fo:color="#000096"/>
    </style:style>
    <style:style style:name="T16" style:family="text">
      <style:text-properties fo:font-size="12pt" style:font-name="" fo:color="#00000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CHAM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DECRET</text:p>
          </table:table-cell>
          <table:table-cell table:style-name="ce3" office:value-type="string" calcext:value-type="string">
            <text:p>ID unique</text:p>
          </table:table-cell>
          <table:table-cell office:value-type="string" calcext:value-type="string">
            <text:p><text:span text:style-name="T1">&lt;c</text:span><text:span text:style-name="T2"> id</text:span><text:span text:style-name="T3">=</text:span><text:span text:style-name="T4">"DH000469"</text:span><text:span text:style-name="T5">&gt;</text:span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CRET</text:p>
          </table:table-cell>
          <table:table-cell office:value-type="string" calcext:value-type="string">
            <text:p>n° document</text:p>
          </table:table-cell>
          <table:table-cell office:value-type="string" calcext:value-type="string">
            <text:p><text:span text:style-name="T1">&lt;unitid</text:span><text:span text:style-name="T2"> type</text:span><text:span text:style-name="T3">=</text:span><text:span text:style-name="T4">"pieces"</text:span><text:span text:style-name="T5">&gt;</text:span><text:span text:style-name="T6">document 1</text:span><text:span text:style-name="T5">&lt;/unitid&gt;</text:span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CRET</text:p>
          </table:table-cell>
          <table:table-cell office:value-type="string" calcext:value-type="string">
            <text:p>date décret</text:p>
          </table:table-cell>
          <table:table-cell office:value-type="string" calcext:value-type="string">
            <text:p><text:span text:style-name="T1">&lt;unitdate</text:span><text:span text:style-name="T2"> calendar</text:span><text:span text:style-name="T3">=</text:span><text:span text:style-name="T4">"gregorian"</text:span><text:span text:style-name="T2"> era</text:span><text:span text:style-name="T3">=</text:span><text:span text:style-name="T4">"ce"</text:span><text:span text:style-name="T2"> normal</text:span><text:span text:style-name="T3">=</text:span><text:span text:style-name="T4">"1887-01-04"</text:span><text:span text:style-name="T5">&gt;</text:span><text:span text:style-name="T6">4 janvier 1887</text:span><text:span text:style-name="T5">&lt;/unitdate&gt;</text:span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CRET</text:p>
          </table:table-cell>
          <table:table-cell office:value-type="string" calcext:value-type="string">
            <text:p>date normalisée</text:p>
          </table:table-cell>
          <table:table-cell office:value-type="string" calcext:value-type="string">
            <text:p><text:span text:style-name="T1">&lt;unitdate</text:span><text:span text:style-name="T2"> calendar</text:span><text:span text:style-name="T3">=</text:span><text:span text:style-name="T4">"gregorian"</text:span><text:span text:style-name="T2"> era</text:span><text:span text:style-name="T3">=</text:span><text:span text:style-name="T4">"ce"</text:span><text:span text:style-name="T2"> normal</text:span><text:span text:style-name="T3">=</text:span><text:span text:style-name="T4">"1887-01-04"</text:span><text:span text:style-name="T5">&gt;</text:span><text:span text:style-name="T6">4 janvier 1887</text:span><text:span text:style-name="T5">&lt;/unitdate&gt;</text:span></text:p>
          </table:table-cell>
          <table:table-cell office:value-type="string" calcext:value-type="string">
            <text:p>attribut date</text:p>
          </table:table-cell>
          <table:table-cell/>
        </table:table-row>
        <table:table-row table:style-name="ro2">
          <table:table-cell table:style-name="ce2" office:value-type="string" calcext:value-type="string">
            <text:p>DECRET</text:p>
          </table:table-cell>
          <table:table-cell office:value-type="string" calcext:value-type="string">
            <text:p>type décret</text:p>
          </table:table-cell>
          <table:table-cell office:value-type="string" calcext:value-type="string">
            <text:p><text:span text:style-name="T1">&lt;unittitle&gt;</text:span><text:span text:style-name="T6">Décret d'admissions à domicile du 4 janvier 1887</text:span><text:span text:style-name="T5">&lt;/unittitle&gt;</text:span></text:p>
          </table:table-cell>
          <table:table-cell office:value-type="string" calcext:value-type="string">
            <text:p>enlever la date pour ne garder que le texte</text:p>
          </table:table-cell>
          <table:table-cell/>
        </table:table-row>
        <table:table-row table:style-name="ro2">
          <table:table-cell table:style-name="ce2" office:value-type="string" calcext:value-type="string">
            <text:p>DECRET</text:p>
          </table:table-cell>
          <table:table-cell office:value-type="string" calcext:value-type="string">
            <text:p>décret cote / boîte</text:p>
          </table:table-cell>
          <table:table-cell office:value-type="string" calcext:value-type="string">
            <text:p><text:span text:style-name="T1">&lt;unitid</text:span><text:span text:style-name="T2"> type</text:span><text:span text:style-name="T3">=</text:span><text:span text:style-name="T4">"cote-de-consultation"</text:span><text:span text:style-name="T5">&gt;</text:span><text:span text:style-name="T6">BB/34/392</text:span><text:span text:style-name="T5">&lt;/unitid&gt;</text:span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DECRET</text:p>
          </table:table-cell>
          <table:table-cell office:value-type="string" calcext:value-type="string">
            <text:p>indexation matière</text:p>
          </table:table-cell>
          <table:table-cell office:value-type="string" calcext:value-type="string">
            <text:p><text:span text:style-name="T1">&lt;controlaccess&gt;</text:span><text:span text:style-name="T6"/><text:span text:style-name="T6">     </text:span><text:span text:style-name="T5">&lt;subject</text:span><text:span text:style-name="T2"> authfilenumber</text:span><text:span text:style-name="T3">=</text:span><text:span text:style-name="T4">"d3ndf1xnea--1e9wyrxhjnckl"</text:span><text:span text:style-name="T2"> source</text:span><text:span text:style-name="T3">=</text:span><text:span text:style-name="T4">"FRAN_RI_004"</text:span><text:span text:style-name="T5">&gt;</text:span><text:span text:style-name="T6">naturalisation</text:span><text:span text:style-name="T5">&lt;/subject&gt;</text:span><text:span text:style-name="T6"/><text:span text:style-name="T6">    </text:span><text:span text:style-name="T5">&lt;/controlaccess&gt;</text:span></text:p>
          </table:table-cell>
          <table:table-cell office:value-type="string" calcext:value-type="string">
            <text:p>faire un mapping avec le thesaurus matière. + ajouter systématiquement ces termes d’indexation à tous les décrets</text:p>
          </table:table-cell>
          <table:table-cell/>
        </table:table-row>
        <table:table-row table:style-name="ro4">
          <table:table-cell table:style-name="ce2" office:value-type="string" calcext:value-type="string">
            <text:p>DECRET</text:p>
          </table:table-cell>
          <table:table-cell office:value-type="string" calcext:value-type="string">
            <text:p>indexation géographique</text:p>
          </table:table-cell>
          <table:table-cell office:value-type="string" calcext:value-type="string">
            <text:p><text:span text:style-name="T1">&lt;geogname</text:span><text:span text:style-name="T2"> authfilenumber</text:span><text:span text:style-name="T3">=</text:span><text:span text:style-name="T4">"d3ntxjxn5s-6kuyi0i46073"</text:span><text:span text:style-name="T2"> source</text:span><text:span text:style-name="T3">=</text:span><text:span text:style-name="T4">"FRAN_RI_005"</text:span><text:span text:style-name="T5">&gt;</text:span><text:span text:style-name="T6">Algérie</text:span><text:span text:style-name="T5">&lt;/geogname&gt;</text:span></text:p>
          </table:table-cell>
          <table:table-cell office:value-type="string" calcext:value-type="string">
            <text:p>faire un mapping avec le thesaurus géographique</text:p>
          </table:table-cell>
          <table:table-cell/>
        </table:table-row>
        <table:table-row table:style-name="ro5">
          <table:table-cell table:style-name="ce2" office:value-type="string" calcext:value-type="string">
            <text:p>DECRET</text:p>
          </table:table-cell>
          <table:table-cell office:value-type="string" calcext:value-type="string">
            <text:p>indexation persname</text:p>
          </table:table-cell>
          <table:table-cell office:value-type="string" calcext:value-type="string">
            <text:p><text:span text:style-name="T1">&lt;controlaccess&gt;</text:span><text:span text:style-name="T6"/><text:span text:style-name="T6">     </text:span><text:span text:style-name="T5">&lt;persname</text:span><text:span text:style-name="T2"> source</text:span><text:span text:style-name="T3">=</text:span><text:span text:style-name="T4">"indexation_libre"</text:span><text:span text:style-name="T5">&gt;</text:span><text:span text:style-name="T6">Alsacien-Lorrain / femme d'étranger</text:span><text:span text:style-name="T5">&lt;/persname&gt;</text:span><text:span text:style-name="T6"/><text:span text:style-name="T6">    </text:span><text:span text:style-name="T5">&lt;/controlaccess&gt;</text:span></text:p>
          </table:table-cell>
          <table:table-cell office:value-type="string" calcext:value-type="string">
            <text:p>indexation pas très pertinente…. Indexation libre</text:p>
          </table:table-cell>
          <table:table-cell/>
        </table:table-row>
        <table:table-row table:style-name="ro2">
          <table:table-cell office:value-type="string" calcext:value-type="string">
            <text:p>PERSONNE</text:p>
          </table:table-cell>
          <table:table-cell table:style-name="ce3" office:value-type="string" calcext:value-type="string">
            <text:p>ID unique</text:p>
          </table:table-cell>
          <table:table-cell office:value-type="string" calcext:value-type="string">
            <text:p><text:span text:style-name="T1">&lt;c&gt;….&lt;c</text:span><text:span text:style-name="T2"> id</text:span><text:span text:style-name="T3">=</text:span><text:span text:style-name="T4">"c-9l6ij2aj0—rw82isgzefsx"</text:span><text:span text:style-name="T5">&gt;&lt;/c&gt;</text:span></text:p>
          </table:table-cell>
          <table:table-cell office:value-type="string" calcext:value-type="string">
            <text:p>Sous-niveau du niveau dossier / décret</text:p>
          </table:table-cell>
          <table:table-cell/>
        </table:table-row>
        <table:table-row table:style-name="ro2">
          <table:table-cell office:value-type="string" calcext:value-type="string">
            <text:p>PERSONNE</text:p>
          </table:table-cell>
          <table:table-cell office:value-type="string" calcext:value-type="string">
            <text:p>n° de dossier</text:p>
          </table:table-cell>
          <table:table-cell table:style-name="ce5" office:value-type="string" calcext:value-type="string">
            <text:p><text:span text:style-name="T7">&lt;unitid</text:span><text:span text:style-name="T8"> type</text:span><text:span text:style-name="T9">=</text:span><text:span text:style-name="T10">"pieces"</text:span><text:span text:style-name="T7">&gt;</text:span><text:span text:style-name="T11">3785 X 82</text:span><text:span text:style-name="T7">&lt;/unitid&gt;</text:span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ERSONNE</text:p>
          </table:table-cell>
          <table:table-cell office:value-type="string" calcext:value-type="string">
            <text:p>nom d’usage</text:p>
          </table:table-cell>
          <table:table-cell table:style-name="ce5" office:value-type="string" calcext:value-type="string">
            <text:p><text:span text:style-name="T7">&lt;unittitle&gt;</text:span><text:span text:style-name="T11"/><text:span text:style-name="T11">       </text:span><text:span text:style-name="T7">&lt;persname&gt;</text:span><text:span text:style-name="T11">LIS, Ambroise</text:span><text:span text:style-name="T7">&lt;/persname&gt;</text:span><text:span text:style-name="T11"/><text:span text:style-name="T11">      </text:span><text:span text:style-name="T7">&lt;/unittitle&gt;</text:span></text:p>
          </table:table-cell>
          <table:table-cell office:value-type="string" calcext:value-type="string">
            <text:p>avant la virgule. Systématiser la majuscule.</text:p>
          </table:table-cell>
          <table:table-cell/>
        </table:table-row>
        <table:table-row table:style-name="ro5">
          <table:table-cell office:value-type="string" calcext:value-type="string">
            <text:p>PERSONNE</text:p>
          </table:table-cell>
          <table:table-cell office:value-type="string" calcext:value-type="string">
            <text:p>nom de naissance</text:p>
          </table:table-cell>
          <table:table-cell office:value-type="string" calcext:value-type="string">
            <text:p><text:span text:style-name="T1">&lt;unittitle&gt;</text:span><text:span text:style-name="T6"/><text:span text:style-name="T6">       </text:span><text:span text:style-name="T5">&lt;persname&gt;</text:span><text:span text:style-name="T6">LIS, Ambroise</text:span><text:span text:style-name="T5">&lt;/persname&gt;</text:span><text:span text:style-name="T6"/><text:span text:style-name="T6">      </text:span><text:span text:style-name="T5">&lt;/unittitle&gt;</text:span></text:p>
          </table:table-cell>
          <table:table-cell office:value-type="string" calcext:value-type="string">
            <text:p>valeur après « née » (pour qualifier le nom d’une femme mariée).</text:p>
          </table:table-cell>
          <table:table-cell/>
        </table:table-row>
        <table:table-row table:style-name="ro5">
          <table:table-cell office:value-type="string" calcext:value-type="string">
            <text:p>PERSONNE</text:p>
          </table:table-cell>
          <table:table-cell office:value-type="string" calcext:value-type="string">
            <text:p>prénom du demandeur</text:p>
          </table:table-cell>
          <table:table-cell office:value-type="string" calcext:value-type="string">
            <text:p><text:span text:style-name="T1">&lt;unittitle&gt;</text:span><text:span text:style-name="T6"/><text:span text:style-name="T6">       </text:span><text:span text:style-name="T5">&lt;persname&gt;</text:span><text:span text:style-name="T6">LIS, Ambroise</text:span><text:span text:style-name="T5">&lt;/persname&gt;</text:span><text:span text:style-name="T6"/><text:span text:style-name="T6">      </text:span><text:span text:style-name="T5">&lt;/unittitle&gt;</text:span></text:p>
          </table:table-cell>
          <table:table-cell office:value-type="string" calcext:value-type="string">
            <text:p>après la virgule.</text:p>
          </table:table-cell>
          <table:table-cell/>
        </table:table-row>
        <table:table-row table:style-name="ro6">
          <table:table-cell office:value-type="string" calcext:value-type="string">
            <text:p>PERSONNE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<text:span text:style-name="T12"> </text:span><text:span text:style-name="T5">&lt;scopecontent&gt;</text:span><text:span text:style-name="T13">[&lt;p&gt;...&lt;/p&gt;]...</text:span><text:span text:style-name="T14"/><text:span text:style-name="T14">      </text:span><text:span text:style-name="T15">&lt;p&gt;</text:span><text:span text:style-name="T16">Naissance : 24 avril 1843 (Nîmes, Gard)&lt;/p&gt;…</text:span><text:span text:style-name="T15">.[&lt;p&gt;...&lt;/p&gt;]</text:span><text:span text:style-name="T16"/><text:span text:style-name="T16">     </text:span><text:span text:style-name="T15">&lt;/scopecontent&gt;</text:span></text:p>
          </table:table-cell>
          <table:table-cell office:value-type="string" calcext:value-type="string">
            <text:p>après le terme « Naissance : ». JJ mois AAAA</text:p>
          </table:table-cell>
          <table:table-cell/>
        </table:table-row>
        <table:table-row table:style-name="ro6">
          <table:table-cell office:value-type="string" calcext:value-type="string">
            <text:p>PERSONNE</text:p>
          </table:table-cell>
          <table:table-cell office:value-type="string" calcext:value-type="string">
            <text:p>lieu de naissance</text:p>
          </table:table-cell>
          <table:table-cell office:value-type="string" calcext:value-type="string">
            <text:p><text:span text:style-name="T12"> </text:span><text:span text:style-name="T5">&lt;scopecontent&gt;</text:span><text:span text:style-name="T13">[&lt;p&gt;...&lt;/p&gt;]...</text:span><text:span text:style-name="T14"/><text:span text:style-name="T14">      </text:span><text:span text:style-name="T15">&lt;p&gt;</text:span><text:span text:style-name="T16">Naissance : 24 avril 1843 (Nîmes, Gard)&lt;/p&gt;…</text:span><text:span text:style-name="T15">.[&lt;p&gt;...&lt;/p&gt;]</text:span><text:span text:style-name="T16"/><text:span text:style-name="T16">     </text:span><text:span text:style-name="T15">&lt;/scopecontent&gt;</text:span></text:p>
          </table:table-cell>
          <table:table-cell office:value-type="string" calcext:value-type="string">
            <text:p>première parenthèse après « Naissance : »</text:p>
          </table:table-cell>
          <table:table-cell/>
        </table:table-row>
        <table:table-row table:style-name="ro5">
          <table:table-cell office:value-type="string" calcext:value-type="string">
            <text:p>PERSONNE</text:p>
          </table:table-cell>
          <table:table-cell office:value-type="string" calcext:value-type="string">
            <text:p>département de naissance</text:p>
          </table:table-cell>
          <table:table-cell office:value-type="string" calcext:value-type="string">
            <text:p><text:span text:style-name="T12"> </text:span><text:span text:style-name="T5">&lt;scopecontent&gt;</text:span><text:span text:style-name="T13">[&lt;p&gt;...&lt;/p&gt;]...</text:span><text:span text:style-name="T14"/><text:span text:style-name="T14">      </text:span><text:span text:style-name="T15">&lt;p&gt;</text:span><text:span text:style-name="T16">Naissance : 24 avril 1843 (Nîmes, Gard)&lt;/p&gt;…</text:span><text:span text:style-name="T15">.[&lt;p&gt;...&lt;/p&gt;]</text:span><text:span text:style-name="T16"/><text:span text:style-name="T16">     </text:span><text:span text:style-name="T15">&lt;/scopecontent&gt;</text:span></text:p>
          </table:table-cell>
          <table:table-cell table:style-name="ce6" office:value-type="string" calcext:value-type="string">
            <text:p>dans la parenthèse après « Naissance : », après la virgule. Attention : vaut pour les villes françaises</text:p>
          </table:table-cell>
          <table:table-cell/>
        </table:table-row>
        <table:table-row table:style-name="ro7">
          <table:table-cell office:value-type="string" calcext:value-type="string">
            <text:p>PERSONNE</text:p>
          </table:table-cell>
          <table:table-cell office:value-type="string" calcext:value-type="string">
            <text:p>pays de naissance</text:p>
          </table:table-cell>
          <table:table-cell office:value-type="string" calcext:value-type="string">
            <text:p><text:span text:style-name="T12"> </text:span><text:span text:style-name="T5">&lt;scopecontent&gt;</text:span><text:span text:style-name="T13">[&lt;p&gt;...&lt;/p&gt;]...</text:span><text:span text:style-name="T14"/><text:span text:style-name="T14">      </text:span><text:span text:style-name="T15">&lt;p&gt;</text:span><text:span text:style-name="T16">Naissance : 24 avril 1843 (Nîmes, Gard)&lt;/p&gt;…</text:span><text:span text:style-name="T15">.[&lt;p&gt;...&lt;/p&gt;]</text:span><text:span text:style-name="T16"/><text:span text:style-name="T16">     </text:span><text:span text:style-name="T15">&lt;/scopecontent&gt;</text:span></text:p>
          </table:table-cell>
          <table:table-cell table:style-name="ce6" office:value-type="string" calcext:value-type="string">
            <text:p>dans la parenthèse après « Naissance : », après la virgule. Attention : vaut pour les villes étrangères</text:p>
          </table:table-cell>
          <table:table-cell/>
        </table:table-row>
        <table:table-row table:style-name="ro8">
          <table:table-cell office:value-type="string" calcext:value-type="string">
            <text:p>PERSONNE</text:p>
          </table:table-cell>
          <table:table-cell office:value-type="string" calcext:value-type="string">
            <text:p>origine des parents</text:p>
          </table:table-cell>
          <table:table-cell office:value-type="string" calcext:value-type="string">
            <text:p><text:span text:style-name="T1">&lt;scopecontent&gt;</text:span><text:span text:style-name="T6"/><text:span text:style-name="T6">      </text:span><text:span text:style-name="T5">&lt;p&gt;</text:span><text:span text:style-name="T6">Naissance : 23 août 1851 (Bônes, Constantine, Algérie, de parents italiens)</text:span><text:span text:style-name="T5">&lt;/p&gt;</text:span><text:span text:style-name="T6"/><text:span text:style-name="T6">      </text:span><text:span text:style-name="T5">&lt;p&gt;</text:span><text:span text:style-name="T6">Lieu de résidence : Tunis</text:span><text:span text:style-name="T5">&lt;/p&gt;</text:span><text:span text:style-name="T6"/><text:span text:style-name="T6">     </text:span><text:span text:style-name="T5">&lt;/scopecontent&gt;</text:span></text:p>
          </table:table-cell>
          <table:table-cell table:style-name="ce6" office:value-type="string" calcext:value-type="string">
            <text:p>facultatif, pas systématique. dans la parenthèse après « Naissance : », après la deuxième virgule</text:p>
          </table:table-cell>
          <table:table-cell/>
        </table:table-row>
        <table:table-row table:style-name="ro9">
          <table:table-cell office:value-type="string" calcext:value-type="string">
            <text:p>PERSONNE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<text:span text:style-name="T1">&lt;scopecontent&gt;</text:span><text:span text:style-name="T6"/><text:span text:style-name="T6">  </text:span><text:span text:style-name="T5">&lt;p&gt;</text:span><text:span text:style-name="T6">Profession : ouvrier tonnelier</text:span><text:span text:style-name="T5">&lt;/p&gt;</text:span></text:p>
          </table:table-cell>
          <table:table-cell office:value-type="string" calcext:value-type="string">
            <text:p>terme après « Profession : »</text:p>
          </table:table-cell>
          <table:table-cell office:value-type="string" calcext:value-type="string">
            <text:p>Mapping avec un thesaurus ????</text:p>
          </table:table-cell>
        </table:table-row>
        <table:table-row table:style-name="ro10">
          <table:table-cell office:value-type="string" calcext:value-type="string">
            <text:p>PERSONNE</text:p>
          </table:table-cell>
          <table:table-cell office:value-type="string" calcext:value-type="string">
            <text:p>lieu de résidence</text:p>
          </table:table-cell>
          <table:table-cell office:value-type="string" calcext:value-type="string" table:number-columns-spanned="1" table:number-rows-spanned="3">
            <text:p><text:span text:style-name="T1">&lt;scopecontent&gt;</text:span><text:span text:style-name="T6"/><text:span text:style-name="T6">      </text:span><text:span text:style-name="T5">&lt;p&gt;...&lt;/p&gt;...</text:span><text:span text:style-name="T6"/><text:span text:style-name="T6">      </text:span><text:span text:style-name="T5">&lt;p&gt;</text:span><text:span text:style-name="T6">Lieu de résidence : Bougie, département de Constantine, Algérie</text:span><text:span text:style-name="T5">&lt;/p&gt;</text:span><text:span text:style-name="T6"/><text:span text:style-name="T6">     </text:span><text:span text:style-name="T5">&lt;/scopecontent&gt;</text:span></text:p>
            <text:p><text:span text:style-name="T5"/></text:p>
            <text:p><text:span text:style-name="T5">OU &lt;scopecontent&gt;</text:span><text:span text:style-name="T6"/><text:span text:style-name="T6"> </text:span><text:span text:style-name="T6"/><text:span text:style-name="T6">      </text:span><text:span text:style-name="T5">&lt;p&gt;</text:span><text:span text:style-name="T6">Lieu de résidence : Saint-Quentin, Aisne</text:span><text:span text:style-name="T5">&lt;/p&gt;</text:span><text:span text:style-name="T6"/><text:span text:style-name="T6">     </text:span><text:span text:style-name="T5">&lt;/scopecontent&gt;</text:span></text:p>
          </table:table-cell>
          <table:table-cell table:style-name="ce6" office:value-type="string" calcext:value-type="string" table:number-columns-spanned="1" table:number-rows-spanned="3">
            <text:p>termes après « Lieu de résidence ». Parser ensuite les termes après des virgules et parenthèses. Il faudra faire du nettoyage.</text:p>
          </table:table-cell>
          <table:table-cell/>
        </table:table-row>
        <table:table-row table:style-name="ro1">
          <table:table-cell office:value-type="string" calcext:value-type="string">
            <text:p>PERSONNE</text:p>
          </table:table-cell>
          <table:table-cell office:value-type="string" calcext:value-type="string">
            <text:p>département de résidence</text:p>
          </table:table-cell>
          <table:covered-table-cell table:style-name="Default"/>
          <table:covered-table-cell/>
          <table:table-cell/>
        </table:table-row>
        <table:table-row table:style-name="ro11">
          <table:table-cell office:value-type="string" calcext:value-type="string">
            <text:p>PERSONNE</text:p>
          </table:table-cell>
          <table:table-cell office:value-type="string" calcext:value-type="string">
            <text:p>pays de résidence</text:p>
          </table:table-cell>
          <table:covered-table-cell table:style-name="Default"/>
          <table:covered-table-cell/>
          <table:table-cell/>
        </table:table-row>
        <table:table-row table:style-name="ro12">
          <table:table-cell office:value-type="string" calcext:value-type="string">
            <text:p>PERSONNES ASSOCIEES</text:p>
          </table:table-cell>
          <table:table-cell office:value-type="string" calcext:value-type="string">
            <text:p>nom</text:p>
          </table:table-cell>
          <table:table-cell office:value-type="string" calcext:value-type="string" table:number-columns-spanned="1" table:number-rows-spanned="3">
            <text:p><text:span text:style-name="T17">EPOUSE</text:span></text:p>
            <text:p/>
            <text:p>1887</text:p>
            <text:p/>
            <text:p>&lt;scopecontent&gt;...</text:p>
            <text:p>      &lt;p&gt;Épouse : Montrasi, Santina née le 28 juin 1855&lt;/p&gt;...</text:p>
            <text:p>     &lt;/scopecontent&gt;</text:p>
            <text:p/>
            <text:p><text:span text:style-name="T18">1890</text:span></text:p>
            <text:p><text:span text:style-name="T5">&lt;unittitle&gt;</text:span><text:span text:style-name="T6">   </text:span><text:span text:style-name="T6"/><text:span text:style-name="T6">   </text:span><text:span text:style-name="T5">&lt;persname&gt;</text:span><text:span text:style-name="T6">LÉVY, David</text:span><text:span text:style-name="T5">&lt;/persname&gt;</text:span><text:span text:style-name="T6"/><text:span text:style-name="T6">  </text:span><text:span text:style-name="T5">&lt;/unittitle&gt;</text:span><text:span text:style-name="T6"/><text:span text:style-name="T6"> </text:span><text:span text:style-name="T5">&lt;/did&gt;</text:span><text:span text:style-name="T6"/><text:span text:style-name="T6"> </text:span><text:span text:style-name="T5">&lt;scopecontent&gt;</text:span><text:span text:style-name="T6"/><text:span text:style-name="T6">  </text:span><text:span text:style-name="T5">&lt;p&gt;</text:span><text:span text:style-name="T6">Épouse : ROHTBART, Sara, née le 14 septembre 1848</text:span><text:span text:style-name="T5">&lt;/p&gt;</text:span><text:span text:style-name="T6"/><text:span text:style-name="T6">  </text:span><text:span text:style-name="T5">&lt;p&gt;</text:span><text:span text:style-name="T6">Enfant(s) : Léopold (15 novembre 1872) ; Maurice (30 cotobre 1874)</text:span><text:span text:style-name="T5">&lt;/p&gt;</text:span><text:span text:style-name="T6"/><text:span text:style-name="T6"> </text:span><text:span text:style-name="T5">&lt;/scopecontent&gt;</text:span></text:p>
            <text:p><text:span text:style-name="T5"/></text:p>
            <text:p>ENFANTS </text:p>
            <text:p/>
            <text:p>1890</text:p>
            <text:p><text:span text:style-name="T1">&lt;scopecontent&gt;</text:span><text:span text:style-name="T6"/><text:span text:style-name="T6">      ...</text:span><text:span text:style-name="T6"/><text:span text:style-name="T6">      </text:span><text:span text:style-name="T5">&lt;list&gt;</text:span><text:span text:style-name="T6"/><text:span text:style-name="T6">       </text:span><text:span text:style-name="T5">&lt;item&gt;</text:span><text:span text:style-name="T6">Enfants</text:span><text:span text:style-name="T5">&lt;/item&gt;</text:span><text:span text:style-name="T6"/><text:span text:style-name="T6">       </text:span><text:span text:style-name="T5">&lt;item&gt;</text:span><text:span text:style-name="T6">Antonio-Mathurini ; Maurice né(e)(s) le 23 septembre 1885 ; 22 septembre 1887</text:span><text:span text:style-name="T5">&lt;/item&gt;</text:span><text:span text:style-name="T6"/><text:span text:style-name="T6">      </text:span><text:span text:style-name="T5">&lt;/list&gt;</text:span><text:span text:style-name="T6"/><text:span text:style-name="T6">     </text:span><text:span text:style-name="T5">&lt;/scopecontent&gt;</text:span></text:p>
            <text:p><text:span text:style-name="T5"/></text:p>
            <text:p><text:span text:style-name="T5">&lt;scopecontent&gt;</text:span><text:span text:style-name="T6"/><text:span text:style-name="T6">  </text:span><text:span text:style-name="T5">&lt;p&gt;</text:span><text:span text:style-name="T6">Enfant(s) : Léopold (15 novembre 1872) ; Maurice (30 cotobre 1874)</text:span><text:span text:style-name="T5">&lt;/p&gt;</text:span><text:span text:style-name="T6"/><text:span text:style-name="T6"> </text:span><text:span text:style-name="T5">&lt;/scopecontent&gt;</text:span></text:p>
          </table:table-cell>
          <table:table-cell office:value-type="string" calcext:value-type="string">
            <text:p>Si valeur après « Epouse : », reprendre valeur de &lt;Unittitle&gt;&lt;persname&gt;, avant la virgule.</text:p>
            <text:p/>
            <text:p>Si, pour les enfants, on a p + « Enfant(s) : , on a : valeur après «Enfant(s) : », reprendre valeur de &lt;Unittitle&gt;&lt;persname&gt;, avant la virgule.</text:p>
            <text:p>Si on a list/item, pour qualifier les enfants, reprendre valeur de &lt;Unittitle&gt;&lt;persname&gt;, avant la virgule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nom de naissance</text:p>
          </table:table-cell>
          <table:covered-table-cell/>
          <table:table-cell office:value-type="string" calcext:value-type="string">
            <text:p>terme après « Epouse ». Mettre le nom de famille en majuscules (ce n’est pas le cas ds l’IR 1887). </text:p>
          </table:table-cell>
          <table:table-cell/>
        </table:table-row>
        <table:table-row table:style-name="ro14">
          <table:table-cell office:value-type="string" calcext:value-type="string">
            <text:p>PERSONNES ASSOCIEES</text:p>
          </table:table-cell>
          <table:table-cell office:value-type="string" calcext:value-type="string">
            <text:p>prénom</text:p>
          </table:table-cell>
          <table:covered-table-cell table:style-name="Default"/>
          <table:table-cell office:value-type="string" calcext:value-type="string">
            <text:p>pour le prénom de l’épouse, valeur après la virgule après le terme « Epouse : »</text:p>
            <text:p/>
            <text:p/>
            <text:p>Pour les enfants, uniquement dans l’IR 1890. Soit dans &lt;p&gt; soit dans &lt;list&gt;&lt;item&gt;. </text:p>
            <text:p>- dans list/item, deuxième item. Séparateur = point-virgule par enfant, a priori, 1ère valeur = prénom.</text:p>
            <text:p>- dans p, valeurs après « Enfant(s) : ». A chaque fois, prénoms par enfants, séparés par des points virgules, le cas échéant parenthèse isolant la date de naissance de l’enfant placée avant le point virgule.</text:p>
          </table:table-cell>
          <table:table-cell/>
        </table:table-row>
        <table:table-row table:style-name="ro15">
          <table:table-cell office:value-type="string" calcext:value-type="string">
            <text:p>PERSONNES ASSOCIEES</text:p>
          </table:table-cell>
          <table:table-cell office:value-type="string" calcext:value-type="string">
            <text:p>date de naissance</text:p>
          </table:table-cell>
          <table:table-cell table:style-name="Default" table:number-columns-spanned="1" table:number-rows-spanned="5"/>
          <table:table-cell office:value-type="string" calcext:value-type="string">
            <text:p>pour la date de naissance de l’épouse, valeur présente après « Epouse : […] née le […]. date non normalisée, mais a priori JJ mois AAAA.</text:p>
            <text:p/>
            <text:p>Pour la date de naissance des enfants :</text:p>
            <text:p>- si list/item, isoler valeurs JJ mois AAAA</text:p>
            <text:p>- si p + « Enfant(s) : », par enfant, date présente après et avant parenthèse, de type JJ mois AAAA, et, éventuellement parenthèse fermée avant point virgule.</text:p>
          </table:table-cell>
          <table:table-cell/>
        </table:table-row>
        <table:table-row table:style-name="ro1">
          <table:table-cell office:value-type="string" calcext:value-type="string">
            <text:p>PERSONNES ASSOCIEES</text:p>
          </table:table-cell>
          <table:table-cell office:value-type="string" calcext:value-type="string">
            <text:p>lieu de naissance</text:p>
          </table:table-cell>
          <table:covered-table-cell table:style-name="Default"/>
          <table:table-cell office:value-type="string" calcext:value-type="string">
            <text:p><text:s/>si p + « Enfant(s) : », par enfant, lieu de naissance présent avant parenthèse fermante, éventuellement parenthèse fermée avant point virgule, et après série de 4 chiffres qualifiant l’année</text:p>
          </table:table-cell>
          <table:table-cell/>
        </table:table-row>
        <table:table-row table:style-name="ro1">
          <table:table-cell office:value-type="string" calcext:value-type="string">
            <text:p>PERSONNES ASSOCIEES</text:p>
          </table:table-cell>
          <table:table-cell office:value-type="string" calcext:value-type="string">
            <text:p>département de naissance</text:p>
          </table:table-cell>
          <table:covered-table-cell table:style-name="Default"/>
          <table:table-cell office:value-type="string" calcext:value-type="string">
            <text:p>sans objet</text:p>
          </table:table-cell>
          <table:table-cell/>
        </table:table-row>
        <table:table-row table:style-name="ro1">
          <table:table-cell office:value-type="string" calcext:value-type="string">
            <text:p>PERSONNES ASSOCIEES</text:p>
          </table:table-cell>
          <table:table-cell office:value-type="string" calcext:value-type="string">
            <text:p>pays de naissance</text:p>
          </table:table-cell>
          <table:covered-table-cell table:style-name="Default"/>
          <table:table-cell office:value-type="string" calcext:value-type="string">
            <text:p>sans objet</text:p>
          </table:table-cell>
          <table:table-cell/>
        </table:table-row>
        <table:table-row table:style-name="ro16">
          <table:table-cell office:value-type="string" calcext:value-type="string">
            <text:p>PERSONNES ASSOCIEES</text:p>
          </table:table-cell>
          <table:table-cell office:value-type="string" calcext:value-type="string">
            <text:p>type de personne</text:p>
          </table:table-cell>
          <table:covered-table-cell table:style-name="Default"/>
          <table:table-cell office:value-type="string" calcext:value-type="string">
            <text:p>reprendre valeurs « Enfant » si p + Enfant(s) ou si list/item</text:p>
            <text:p>Reprendre valeur « Epouse » si p+  « Epouse : »</text:p>
          </table:table-cell>
          <table:table-cell/>
        </table:table-row>
        <table:table-row table:style-name="ro17">
          <table:table-cell office:value-type="string" calcext:value-type="string">
            <text:p>IMAGE</text:p>
          </table:table-cell>
          <table:table-cell office:value-type="string" calcext:value-type="string">
            <text:p>image début</text:p>
          </table:table-cell>
          <table:table-cell office:value-type="string" calcext:value-type="string" table:number-columns-spanned="1" table:number-rows-spanned="2">
            <text:p><text:span text:style-name="T1">&lt;daogrp&gt;</text:span><text:span text:style-name="T6"/><text:span text:style-name="T6">     </text:span><text:span text:style-name="T5">&lt;daoloc</text:span><text:span text:style-name="T2"> href</text:span><text:span text:style-name="T3">=</text:span><text:span text:style-name="T4">"DAFANCH94_NUMJ005539_D.jpg#DAFANCH94_NUMJ005548_D.jpg"</text:span><text:span text:style-name="T5">/&gt;</text:span><text:span text:style-name="T6"/><text:span text:style-name="T6">    </text:span><text:span text:style-name="T5">&lt;/daogrp&gt;</text:span></text:p>
          </table:table-cell>
          <table:table-cell office:value-type="string" calcext:value-type="string" table:number-columns-spanned="1" table:number-rows-spanned="2">
            <text:p>image début avant le dièse et image fin après le dièse. En général, associée à un décret.</text:p>
          </table:table-cell>
          <table:table-cell/>
        </table:table-row>
        <table:table-row table:style-name="ro18">
          <table:table-cell/>
          <table:table-cell office:value-type="string" calcext:value-type="string">
            <text:p>image fin</text:p>
          </table:table-cell>
          <table:covered-table-cell table:style-name="Default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5:31:14.698000000</meta:creation-date>
    <dc:date>2018-12-08T17:20:44.622000000</dc:date>
    <meta:editing-duration>PT48M1S</meta:editing-duration>
    <meta:editing-cycles>14</meta:editing-cycles>
    <meta:generator>LibreOffice/5.0.5.2$Windows_X86_64 LibreOffice_project/55b006a02d247b5f7215fc6ea0fde844b30035b3</meta:generator>
    <meta:document-statistic meta:table-count="1" meta:cell-count="115" meta:object-count="0"/>
  </office:meta>
</office:document-meta>
</file>